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8221" officeooo:paragraph-rsid="00098221"/>
    </style:style>
    <style:style style:name="P2" style:family="paragraph" style:parent-style-name="Standard">
      <style:text-properties officeooo:rsid="00099f23" officeooo:paragraph-rsid="00099f23"/>
    </style:style>
    <style:style style:name="P3" style:family="paragraph" style:parent-style-name="Standard">
      <style:text-properties officeooo:rsid="000b30a0" officeooo:paragraph-rsid="000b30a0"/>
    </style:style>
    <style:style style:name="P4" style:family="paragraph" style:parent-style-name="Standard">
      <style:text-properties officeooo:rsid="001cd2f8" officeooo:paragraph-rsid="000b30a0"/>
    </style:style>
    <style:style style:name="P5" style:family="paragraph" style:parent-style-name="Standard">
      <style:text-properties officeooo:rsid="000bf190" officeooo:paragraph-rsid="000bf190"/>
    </style:style>
    <style:style style:name="P6" style:family="paragraph" style:parent-style-name="Standard">
      <style:text-properties officeooo:rsid="000cf8bd" officeooo:paragraph-rsid="000cf8bd"/>
    </style:style>
    <style:style style:name="P7" style:family="paragraph" style:parent-style-name="Standard">
      <style:text-properties officeooo:rsid="000b30a0" officeooo:paragraph-rsid="000b30a0"/>
    </style:style>
    <style:style style:name="P8" style:family="paragraph" style:parent-style-name="Standard">
      <style:text-properties officeooo:rsid="000d7be1" officeooo:paragraph-rsid="000b30a0"/>
    </style:style>
    <style:style style:name="P9" style:family="paragraph" style:parent-style-name="Standard">
      <style:text-properties officeooo:rsid="000d7be1" officeooo:paragraph-rsid="000d7be1"/>
    </style:style>
    <style:style style:name="P10" style:family="paragraph" style:parent-style-name="Standard">
      <style:text-properties fo:font-weight="bold" officeooo:rsid="000b30a0" officeooo:paragraph-rsid="000b30a0" style:font-weight-asian="bold" style:font-weight-complex="bold"/>
    </style:style>
    <style:style style:name="T1" style:family="text">
      <style:text-properties officeooo:rsid="000c4cd1"/>
    </style:style>
    <style:style style:name="T2" style:family="text">
      <style:text-properties officeooo:rsid="000d7b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PWHsim Tips and Tricks</text:p>
      <text:p text:style-name="P1"/>
      <text:p text:style-name="P2">Additional Features</text:p>
      <text:p text:style-name="P2"><text:tab/>interior space temperature depression, for single zone models</text:p>
      <text:p text:style-name="P2"/>
      <text:p text:style-name="P10"><text:span text:style-name="T2">The</text:span> verbosity <text:span text:style-name="T2">and the</text:span> callback function</text:p>
      <text:p text:style-name="P9"/>
      <text:p text:style-name="P9">The HPWHsim provides an error/debugging message facility, along with the ability to specify where the output sould go via a callback function. <text:s/>There are four levels of verbosity for the messages: <text:s/></text:p>
      <text:p text:style-name="P9">VRB_silent = 0, VRB_reluctant = 1, VRB_typical = 2, and VRB_emetic = 3 </text:p>
      <text:p text:style-name="P9">They are ordered by the amount of output they will write: “silent” prints no messages, “reluctant” prints messages only for fatal errors, “typical” prints basic debugging information, and “emetic” prints copious amounts of information. <text:s/>Each level prints all the messages from that below it, i.e. “typical” will print all of the “reluctant” messages and all of its messages. <text:s/>When initialized, the HPWH object defaults to silent, but can be set using the setVerbosity function. <text:s/></text:p>
      <text:p text:style-name="P3"/>
      <text:p text:style-name="P9"><text:s text:c="2"/>void setMessageCallback( void (*callbackFunc)(const std::string message, void* pContext), void* pContext);</text:p>
      <text:p text:style-name="P3"/>
      <text:p text:style-name="P8"/>
      <text:p text:style-name="P8"/>
      <text:p text:style-name="P8"/>
      <text:p text:style-name="P6">explain hysteresis</text:p>
      <text:p text:style-name="P3"/>
      <text:p text:style-name="P4">Failure</text:p>
      <text:p text:style-name="P4"><text:tab/>Causes</text:p>
      <text:p text:style-name="P4"><text:tab/>To Fix - Reset simulation</text:p>
      <text:p text:style-name="P4"><text:tab/><text:span text:style-name="T1">HPWH_ABORT return – some failures ok, like NthHeatSource checks</text:span></text:p>
      <text:p text:style-name="P4"/>
      <text:p text:style-name="P5">resetTankTem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7:24:12.846198158</meta:creation-date>
    <dc:date>2016-03-01T18:02:59.497846951</dc:date>
    <meta:editing-duration>PT51M45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166" meta:character-count="1134" meta:non-whitespace-character-count="967"/>
  </office:meta>
</office:document-meta>
</file>